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fo:font-weight="bold" officeooo:rsid="0024ef3a" style:font-weight-asian="bold" style:font-weight-complex="bold"/>
    </style:style>
    <style:style style:name="P3" style:family="paragraph" style:parent-style-name="Standard">
      <style:text-properties officeooo:paragraph-rsid="001cc9da"/>
    </style:style>
    <style:style style:name="P4" style:family="paragraph" style:parent-style-name="Standard">
      <style:text-properties officeooo:paragraph-rsid="001d4631"/>
    </style:style>
    <style:style style:name="P5" style:family="paragraph" style:parent-style-name="Standard">
      <style:text-properties officeooo:rsid="001d4631" officeooo:paragraph-rsid="001d4631"/>
    </style:style>
    <style:style style:name="P6" style:family="paragraph" style:parent-style-name="Standard">
      <style:text-properties officeooo:paragraph-rsid="001d74a3"/>
    </style:style>
    <style:style style:name="P7" style:family="paragraph" style:parent-style-name="Standard">
      <style:text-properties fo:font-weight="bold" officeooo:rsid="001cc9da" officeooo:paragraph-rsid="001cc9da" style:font-weight-asian="bold" style:font-weight-complex="bold"/>
    </style:style>
    <style:style style:name="P8" style:family="paragraph" style:parent-style-name="Standard">
      <style:text-properties fo:font-weight="bold" officeooo:rsid="001d08a1" officeooo:paragraph-rsid="001d4631" style:font-weight-asian="bold" style:font-weight-complex="bold"/>
    </style:style>
    <style:style style:name="P9" style:family="paragraph" style:parent-style-name="Standard">
      <style:text-properties fo:font-weight="normal" officeooo:rsid="001d08a1" officeooo:paragraph-rsid="001d4631" style:font-weight-asian="normal" style:font-weight-complex="normal"/>
    </style:style>
    <style:style style:name="P10" style:family="paragraph" style:parent-style-name="Standard">
      <style:text-properties fo:font-weight="normal" officeooo:rsid="00248e21" officeooo:paragraph-rsid="00248e21" style:font-weight-asian="normal" style:font-weight-complex="normal"/>
    </style:style>
    <style:style style:name="P11" style:family="paragraph" style:parent-style-name="Standard">
      <style:text-properties fo:font-weight="normal" officeooo:rsid="00248e21" officeooo:paragraph-rsid="0024ef3a" style:font-weight-asian="normal" style:font-weight-complex="normal"/>
    </style:style>
    <style:style style:name="P12" style:family="paragraph" style:parent-style-name="Standard">
      <style:text-properties fo:font-weight="normal" officeooo:rsid="0024ef3a" officeooo:paragraph-rsid="0024ef3a" style:font-weight-asian="normal" style:font-weight-complex="normal"/>
    </style:style>
    <style:style style:name="P13" style:family="paragraph" style:parent-style-name="Standard">
      <style:text-properties fo:font-weight="normal" officeooo:rsid="0021977b" officeooo:paragraph-rsid="0021977b" style:font-weight-asian="normal" style:font-weight-complex="normal"/>
    </style:style>
    <style:style style:name="P14" style:family="paragraph" style:parent-style-name="Standard">
      <style:text-properties fo:font-weight="normal" officeooo:rsid="0022825d" officeooo:paragraph-rsid="0022825d" style:font-weight-asian="normal" style:font-weight-complex="normal"/>
    </style:style>
    <style:style style:name="P15" style:family="paragraph" style:parent-style-name="Standard">
      <style:text-properties officeooo:rsid="0021977b" officeooo:paragraph-rsid="0021977b"/>
    </style:style>
    <style:style style:name="P16" style:family="paragraph" style:parent-style-name="Standard">
      <style:text-properties officeooo:rsid="0022825d" officeooo:paragraph-rsid="0022825d"/>
    </style:style>
    <style:style style:name="P17" style:family="paragraph" style:parent-style-name="Standard">
      <style:text-properties officeooo:paragraph-rsid="0023cecf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>
      <style:text-properties officeooo:rsid="001d4631" officeooo:paragraph-rsid="001d4631"/>
    </style:style>
    <style:style style:name="P20" style:family="paragraph" style:parent-style-name="Standard">
      <style:text-properties fo:font-weight="normal" officeooo:rsid="0024ef3a" officeooo:paragraph-rsid="0024ef3a" style:font-weight-asian="normal" style:font-weight-complex="normal"/>
    </style:style>
    <style:style style:name="P21" style:family="paragraph" style:parent-style-name="Standard">
      <style:text-properties fo:language="pt" fo:country="PT"/>
    </style:style>
    <style:style style:name="P22" style:family="paragraph" style:parent-style-name="Standard">
      <style:text-properties officeooo:paragraph-rsid="002a77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7ca" style:font-weight-asian="bold" style:font-weight-complex="bold"/>
    </style:style>
    <style:style style:name="T3" style:family="text">
      <style:text-properties fo:font-weight="bold" officeooo:rsid="001bf54d" style:font-weight-asian="bold" style:font-weight-complex="bold"/>
    </style:style>
    <style:style style:name="T4" style:family="text">
      <style:text-properties fo:font-weight="bold" officeooo:rsid="001cc9da" style:font-weight-asian="bold" style:font-weight-complex="bold"/>
    </style:style>
    <style:style style:name="T5" style:family="text">
      <style:text-properties fo:font-weight="bold" officeooo:rsid="001d08a1" style:font-weight-asian="bold" style:font-weight-complex="bold"/>
    </style:style>
    <style:style style:name="T6" style:family="text">
      <style:text-properties fo:font-weight="bold" officeooo:rsid="001d4631" style:font-weight-asian="bold" style:font-weight-complex="bold"/>
    </style:style>
    <style:style style:name="T7" style:family="text">
      <style:text-properties fo:font-weight="bold" officeooo:rsid="001d74a3" style:font-weight-asian="bold" style:font-weight-complex="bold"/>
    </style:style>
    <style:style style:name="T8" style:family="text">
      <style:text-properties fo:font-weight="bold" officeooo:rsid="001ed336" style:font-weight-asian="bold" style:font-weight-complex="bold"/>
    </style:style>
    <style:style style:name="T9" style:family="text">
      <style:text-properties fo:font-weight="bold" officeooo:rsid="0021977b" style:font-weight-asian="bold" style:font-weight-complex="bold"/>
    </style:style>
    <style:style style:name="T10" style:family="text">
      <style:text-properties fo:font-weight="bold" officeooo:rsid="0023cecf" style:font-weight-asian="bold" style:font-weight-complex="bold"/>
    </style:style>
    <style:style style:name="T11" style:family="text">
      <style:text-properties fo:font-weight="bold" officeooo:rsid="0023d007" style:font-weight-asian="bold" style:font-weight-complex="bold"/>
    </style:style>
    <style:style style:name="T12" style:family="text">
      <style:text-properties fo:font-weight="bold" officeooo:rsid="00248e21" style:font-weight-asian="bold" style:font-weight-complex="bold"/>
    </style:style>
    <style:style style:name="T13" style:family="text">
      <style:text-properties fo:font-weight="bold" officeooo:rsid="0024ef3a" style:font-weight-asian="bold" style:font-weight-complex="bold"/>
    </style:style>
    <style:style style:name="T14" style:family="text">
      <style:text-properties fo:font-weight="bold" officeooo:rsid="0028c8bc" style:font-weight-asian="bold" style:font-weight-complex="bold"/>
    </style:style>
    <style:style style:name="T15" style:family="text">
      <style:text-properties fo:font-weight="bold" officeooo:rsid="002a77ee" style:font-weight-asian="bold" style:font-weight-complex="bold"/>
    </style:style>
    <style:style style:name="T16" style:family="text">
      <style:text-properties fo:language="pt" fo:country="PT"/>
    </style:style>
    <style:style style:name="T17" style:family="text">
      <style:text-properties fo:language="pt" fo:country="PT" fo:font-weight="bold" style:font-weight-asian="bold" style:font-weight-complex="bold"/>
    </style:style>
    <style:style style:name="T18" style:family="text">
      <style:text-properties fo:language="pt" fo:country="PT" fo:font-weight="bold" officeooo:rsid="0024ef3a" style:font-weight-asian="bold" style:font-weight-complex="bold"/>
    </style:style>
    <style:style style:name="T19" style:family="text">
      <style:text-properties fo:language="pt" fo:country="PT" fo:font-weight="bold" officeooo:rsid="002a77ee" style:font-weight-asian="bold" style:font-weight-complex="bold"/>
    </style:style>
    <style:style style:name="T20" style:family="text">
      <style:text-properties fo:language="pt" fo:country="PT" officeooo:rsid="0024ef3a"/>
    </style:style>
    <style:style style:name="T21" style:family="text">
      <style:text-properties fo:language="pt" fo:country="PT" fo:font-weight="normal" style:font-weight-asian="normal" style:font-weight-complex="normal"/>
    </style:style>
    <style:style style:name="T22" style:family="text">
      <style:text-properties fo:language="pt" fo:country="PT" fo:font-weight="normal" officeooo:rsid="0024ef3a" style:font-weight-asian="normal" style:font-weight-complex="normal"/>
    </style:style>
    <style:style style:name="T23" style:family="text">
      <style:text-properties officeooo:rsid="001b57ca"/>
    </style:style>
    <style:style style:name="T24" style:family="text">
      <style:text-properties officeooo:rsid="001bf54d"/>
    </style:style>
    <style:style style:name="T25" style:family="text">
      <style:text-properties officeooo:rsid="001cc9da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d08a1" style:font-weight-asian="normal" style:font-weight-complex="normal"/>
    </style:style>
    <style:style style:name="T28" style:family="text">
      <style:text-properties fo:font-weight="normal" officeooo:rsid="0021977b" style:font-weight-asian="normal" style:font-weight-complex="normal"/>
    </style:style>
    <style:style style:name="T29" style:family="text">
      <style:text-properties fo:font-weight="normal" officeooo:rsid="0023cecf" style:font-weight-asian="normal" style:font-weight-complex="normal"/>
    </style:style>
    <style:style style:name="T30" style:family="text">
      <style:text-properties fo:font-weight="normal" officeooo:rsid="0023d007" style:font-weight-asian="normal" style:font-weight-complex="normal"/>
    </style:style>
    <style:style style:name="T31" style:family="text">
      <style:text-properties fo:font-weight="normal" officeooo:rsid="00248e21" style:font-weight-asian="normal" style:font-weight-complex="normal"/>
    </style:style>
    <style:style style:name="T32" style:family="text">
      <style:text-properties fo:font-weight="normal" officeooo:rsid="0028c8bc" style:font-weight-asian="normal" style:font-weight-complex="normal"/>
    </style:style>
    <style:style style:name="T33" style:family="text">
      <style:text-properties fo:font-weight="normal" officeooo:rsid="002a77ee" style:font-weight-asian="normal" style:font-weight-complex="normal"/>
    </style:style>
    <style:style style:name="T34" style:family="text">
      <style:text-properties officeooo:rsid="0021977b"/>
    </style:style>
    <style:style style:name="T35" style:family="text">
      <style:text-properties fo:font-style="normal" fo:font-weight="bold" officeooo:rsid="0021977b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a77ee" style:font-style-asian="normal" style:font-weight-asian="bold" style:font-style-complex="normal" style:font-weight-complex="bold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officeooo:rsid="001cc9da" style:font-weight-asian="bold" style:font-weight-complex="bold"/>
    </style:style>
    <style:style style:name="T39" style:family="text">
      <style:text-properties officeooo:rsid="00248e21"/>
    </style:style>
    <style:style style:name="T40" style:family="text">
      <style:text-properties officeooo:rsid="002a77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g : <text:s/>Decls<text:span text:style-name="T23"> </text:span>Main</text:p>
      <text:p text:style-name="Standard"/>
      <text:p text:style-name="Standard">Decls : Delcs Decl</text:p>
      <text:p text:style-name="Standard"><text:s text:c="10"/>| <text:span text:style-name="T1">€ </text:span></text:p>
      <text:p text:style-name="Standard"/>
      <text:p text:style-name="Standard">Decl : <text:span text:style-name="T1">INT SETA</text:span> DeclList <text:span text:style-name="T1">PV </text:span><text:span text:style-name="T2">NL</text:span></text:p>
      <text:p text:style-name="Standard"><text:span text:style-name="T2"><text:s text:c="7"/></text:span><text:span text:style-name="T28">|</text:span><text:span text:style-name="T9"> ARR SETA </text:span><text:span text:style-name="T28">ArrayList </text:span><text:span text:style-name="T35">PV NL</text:span></text:p>
      <text:p text:style-name="Standard"><text:span text:style-name="T35"><text:s text:c="7"/></text:span><text:span text:style-name="T36">| NL</text:span></text:p>
      <text:p text:style-name="Standard"/>
      <text:p text:style-name="Standard">DeclList : UniDecl <text:span text:style-name="T3">VIR</text:span><text:span text:style-name="T24"> </text:span>DecList</text:p>
      <text:p text:style-name="Standard"><text:s text:c="14"/><text:span text:style-name="T34">|</text:span> UniDec<text:span text:style-name="T34">l</text:span></text:p>
      <text:p text:style-name="Standard"/>
      <text:p text:style-name="P15">ArrayList : Array <text:span text:style-name="T1">VIR</text:span> ArrayList</text:p>
      <text:p text:style-name="P15"><text:s text:c="15"/>| Array</text:p>
      <text:p text:style-name="Standard"/>
      <text:p text:style-name="Standard">UniDecl : <text:span text:style-name="T1">ID</text:span></text:p>
      <text:p text:style-name="Standard"><text:s text:c="13"/>| <text:span text:style-name="T1">ID</text:span> <text:span text:style-name="T3">DP</text:span> <text:span text:style-name="T1">NUMI</text:span></text:p>
      <text:p text:style-name="Standard"><text:span text:style-name="T1"><text:s text:c="12"/></text:span><text:span text:style-name="T28">| </text:span><text:span text:style-name="T9">ID DP MENOS NUMI</text:span></text:p>
      <text:p text:style-name="P15"/>
      <text:p text:style-name="P15">Array : <text:span text:style-name="T1">ID DP NUMI</text:span></text:p>
      <text:p text:style-name="P15"><text:span text:style-name="T1"><text:tab/></text:span><text:span text:style-name="T26">|</text:span><text:span text:style-name="T1"> ID DP </text:span><text:span text:style-name="T26">List</text:span></text:p>
      <text:p text:style-name="P13"/>
      <text:p text:style-name="P16"><text:span text:style-name="T26">List : </text:span><text:span text:style-name="T1">LPARENR</text:span><text:span text:style-name="T26"> Nums </text:span><text:span text:style-name="T1">RPARENR</text:span></text:p>
      <text:p text:style-name="P14"/>
      <text:p text:style-name="P14">Nums : Nums <text:span text:style-name="T1">VIR</text:span> Num</text:p>
      <text:p text:style-name="P14"><text:s text:c="10"/>| Num</text:p>
      <text:p text:style-name="P14"/>
      <text:p text:style-name="P16"><text:span text:style-name="T26">Num : </text:span><text:span text:style-name="T1">NUMI</text:span></text:p>
      <text:p text:style-name="P16"><text:span text:style-name="T26"><text:s text:c="9"/>| </text:span><text:span text:style-name="T1">MENOS NUMI </text:span></text:p>
      <text:p text:style-name="P15"/>
      <text:p text:style-name="P15"/>
      <text:p text:style-name="P15"/>
      <text:p text:style-name="P15"><text:soft-page-break/></text:p>
      <text:p text:style-name="Standard">Main : <text:span text:style-name="T1">MAIN</text:span> <text:span text:style-name="T1">SETA</text:span> <text:span text:style-name="T4">NL</text:span><text:span text:style-name="T25"> </text:span>Instrs <text:span text:style-name="T1">PV</text:span></text:p>
      <text:p text:style-name="Standard"/>
      <text:p text:style-name="Standard">Instrs : Instrs Instr</text:p>
      <text:p text:style-name="Standard"><text:s text:c="11"/>| <text:span text:style-name="T4">€</text:span></text:p>
      <text:p text:style-name="Standard"/>
      <text:p text:style-name="Standard">Instr : Atr <text:span text:style-name="T4">NL</text:span></text:p>
      <text:p text:style-name="P3"><text:s text:c="9"/>| Cond <text:span text:style-name="T4">NL</text:span></text:p>
      <text:p text:style-name="P3"><text:s text:c="9"/>| C<text:span text:style-name="T25">iclo</text:span><text:span text:style-name="T37"> </text:span><text:span text:style-name="T38">NL</text:span></text:p>
      <text:p text:style-name="P3"><text:s text:c="9"/>| Write <text:span text:style-name="T4">NL</text:span></text:p>
      <text:p text:style-name="P3"><text:span text:style-name="T4"><text:s text:c="8"/></text:span><text:span text:style-name="T29">| </text:span><text:span text:style-name="T10">NL</text:span></text:p>
      <text:p text:style-name="P7"/>
      <text:p text:style-name="P17">Atr : <text:span text:style-name="T1">ID</text:span> <text:span text:style-name="T5">DP</text:span> Expr <text:span text:style-name="T1">PV</text:span></text:p>
      <text:p text:style-name="P17"><text:span text:style-name="T5"><text:s text:c="5"/></text:span><text:span text:style-name="T29">|</text:span><text:span text:style-name="T10"> </text:span><text:span text:style-name="T5">ID DP</text:span><text:span text:style-name="T27"> Read</text:span></text:p>
      <text:p text:style-name="P17"><text:span text:style-name="T27"><text:s text:c="5"/></text:span><text:span text:style-name="T29">| </text:span><text:span text:style-name="T10">ID LPARENR NUMI RPARENR DP </text:span><text:span text:style-name="T29">Expr</text:span><text:span text:style-name="T10"> PV</text:span></text:p>
      <text:p text:style-name="P17"><text:span text:style-name="T10"><text:s text:c="5"/></text:span><text:span text:style-name="T14">| ID LPARENR NUMI RPARENR DP </text:span><text:span text:style-name="T32">Read</text:span></text:p>
      <text:p text:style-name="P17"><text:span text:style-name="T10"><text:s text:c="5"/></text:span><text:span text:style-name="T14">| ID LPARENR ID RPARENR DP </text:span><text:span text:style-name="T32">Expr</text:span><text:span text:style-name="T14"> PV</text:span></text:p>
      <text:p text:style-name="P17"><text:span text:style-name="T14"><text:s text:c="5"/>| ID LPARENR ID RPARENR DP </text:span><text:span text:style-name="T32">Read</text:span></text:p>
      <text:p text:style-name="P9"/>
      <text:p text:style-name="P5"><text:span text:style-name="T27">R</text:span><text:span text:style-name="T26">ead : </text:span><text:span text:style-name="T1">READ L</text:span><text:span text:style-name="T11">PA</text:span><text:span text:style-name="T1">REN RPAREN PV</text:span></text:p>
      <text:p text:style-name="P5"><text:span text:style-name="T1"><text:s text:c="8"/></text:span><text:span text:style-name="T15">| READ LPAREN </text:span><text:span text:style-name="T33">String</text:span><text:span text:style-name="T15"> RPAREN PV</text:span></text:p>
      <text:p text:style-name="P9"/>
      <text:p text:style-name="P4"><text:span text:style-name="T26">Cond :</text:span><text:span text:style-name="T1"> IF LPAREN </text:span><text:span text:style-name="T26">Expr</text:span><text:span text:style-name="T1"> RPAREN SETA </text:span><text:span text:style-name="T6">NL</text:span><text:span text:style-name="T1"> </text:span><text:span text:style-name="T26">Instrs</text:span><text:span text:style-name="T1"> PV</text:span></text:p>
      <text:p text:style-name="P4"><text:span text:style-name="T27"><text:s text:c="10"/>| </text:span><text:span text:style-name="T5">IF</text:span><text:span text:style-name="T27"> </text:span><text:span text:style-name="T5">LPAREN</text:span><text:span text:style-name="T27"> Expr </text:span><text:span text:style-name="T5">RPAREN</text:span><text:span text:style-name="T27"> </text:span><text:span text:style-name="T5">SETA </text:span><text:span text:style-name="T8">NL</text:span><text:span text:style-name="T27"> Instrs </text:span><text:span text:style-name="T11">PV</text:span><text:span text:style-name="T30"> </text:span><text:span text:style-name="T5">ELSE </text:span><text:span text:style-name="T8">NL</text:span><text:span text:style-name="T27"> Instrs </text:span><text:span text:style-name="T5">PV</text:span></text:p>
      <text:p text:style-name="P8"/>
      <text:p text:style-name="P6"><text:span text:style-name="T27">C</text:span><text:span text:style-name="T31">iclo</text:span><text:span text:style-name="T5"> : WHILE </text:span><text:span text:style-name="T7">LPAREN </text:span><text:span text:style-name="T27">Expr</text:span><text:span text:style-name="T5"> </text:span><text:span text:style-name="T7">RPAREN</text:span><text:span text:style-name="T5"> SETA </text:span><text:span text:style-name="T7">NL </text:span><text:span text:style-name="T27">Instrs</text:span><text:span text:style-name="T5"> PV</text:span></text:p>
      <text:p text:style-name="P10"/>
      <text:p text:style-name="P10">Write : <text:span text:style-name="T1">WRITE LPAREN</text:span> String <text:span text:style-name="T1">RPAREN PV</text:span></text:p>
      <text:p text:style-name="Standard"><text:s text:c="10"/><text:span text:style-name="T39">| </text:span><text:span text:style-name="T12">WRITE LPAREN</text:span><text:span text:style-name="T39"> String </text:span><text:span text:style-name="T12">VIR </text:span><text:span text:style-name="T39">ListArgs </text:span><text:span text:style-name="T12">RPAREN PV</text:span></text:p>
      <text:p text:style-name="Standard"><text:span text:style-name="T12"><text:s text:c="9"/></text:span><text:span text:style-name="T31">|</text:span><text:span text:style-name="T12"> WRITE LPAREN ID RPAREN PV</text:span></text:p>
      <text:p text:style-name="P10"/>
      <text:p text:style-name="P10">String : <text:span text:style-name="T1">STRING</text:span></text:p>
      <text:p text:style-name="P10"><text:soft-page-break/></text:p>
      <text:p text:style-name="P11">ListaArgs : ListArgs <text:span text:style-name="T1">VIR</text:span> Elem </text:p>
      <text:p text:style-name="P10"><text:s text:c="15"/><text:span text:style-name="T40">| </text:span>Elem</text:p>
      <text:p text:style-name="P10"/>
      <text:p text:style-name="P12">Elem : <text:span text:style-name="T1">ID</text:span></text:p>
      <text:p text:style-name="P12"><text:span text:style-name="T1"/></text:p>
      <text:p text:style-name="Standard">Expr : Expr <text:span text:style-name="T1">AND</text:span> LExpr</text:p>
      <text:p text:style-name="Standard"><text:s text:c="9"/>| Expr <text:span text:style-name="T1">OR</text:span> LExpr</text:p>
      <text:p text:style-name="Standard"><text:s text:c="9"/>| <text:span text:style-name="T1">NOT</text:span> LExpr</text:p>
      <text:p text:style-name="Standard"><text:s text:c="9"/>| LExpr</text:p>
      <text:p text:style-name="Standard"/>
      <text:p text:style-name="Standard">LExpr : LExpr <text:span text:style-name="T1">EQ</text:span> AritE</text:p>
      <text:p text:style-name="Standard"><text:s text:c="11"/>| LExpr <text:span text:style-name="T1">NEQ</text:span> AritE</text:p>
      <text:p text:style-name="Standard"><text:s text:c="11"/>| LExpr <text:span text:style-name="T1">GE</text:span> AritE</text:p>
      <text:p text:style-name="Standard"><text:s text:c="11"/>| LExpr <text:span text:style-name="T1">LE</text:span> AritE</text:p>
      <text:p text:style-name="Standard"><text:s text:c="11"/>| LExpr <text:span text:style-name="T13">MAIOR </text:span>AritE</text:p>
      <text:p text:style-name="Standard"><text:s text:c="11"/>| LExpr <text:span text:style-name="T13">MENOR </text:span>AritE</text:p>
      <text:p text:style-name="Standard"><text:s text:c="11"/><text:span text:style-name="T16">| AritE</text:span></text:p>
      <text:p text:style-name="P1"/>
      <text:p text:style-name="Standard"><text:span text:style-name="T16">AritE : AritE </text:span><text:span text:style-name="T18">MAIS</text:span><text:span text:style-name="T16"> Termo</text:span></text:p>
      <text:p text:style-name="Standard"><text:span text:style-name="T16"><text:s text:c="9"/>| AritE </text:span><text:span text:style-name="T18">MENO</text:span><text:span text:style-name="T19">S</text:span><text:span text:style-name="T20"> </text:span><text:span text:style-name="T16">Termo</text:span></text:p>
      <text:p text:style-name="P1"><text:s text:c="9"/>| Termo</text:p>
      <text:p text:style-name="P1"/>
      <text:p text:style-name="Standard"><text:span text:style-name="T16">Termo : Termo </text:span><text:span text:style-name="T18">MUL</text:span><text:span text:style-name="T16"> Parc</text:span></text:p>
      <text:p text:style-name="Standard"><text:span text:style-name="T16"><text:s text:c="12"/>| Termo </text:span><text:span text:style-name="T18">DIV</text:span><text:span text:style-name="T16"> Parc</text:span></text:p>
      <text:p text:style-name="Standard"><text:span text:style-name="T16"><text:s text:c="12"/>| Termo </text:span><text:span text:style-name="T18">RESDI</text:span><text:span text:style-name="T16"> Parc</text:span></text:p>
      <text:p text:style-name="P1"><text:s text:c="12"/>| Parc</text:p>
      <text:p text:style-name="P1"/>
      <text:p text:style-name="Standard"><text:span text:style-name="T16">Parc : </text:span><text:span text:style-name="T18">LPAREN</text:span><text:span text:style-name="T16"> Expr </text:span><text:span text:style-name="T18">RPAREN</text:span></text:p>
      <text:p text:style-name="P1"><text:s text:c="8"/>| Fator</text:p>
      <text:p text:style-name="P1"/>
      <text:p text:style-name="P1"/>
      <text:p text:style-name="Standard"><text:soft-page-break/><text:span text:style-name="T16">Fator : </text:span><text:span text:style-name="T17">NUMI</text:span></text:p>
      <text:p text:style-name="P22"><text:span text:style-name="T17"><text:s text:c="8"/></text:span><text:span text:style-name="T21">|</text:span><text:span text:style-name="T17"> </text:span><text:span text:style-name="T19">MENOS</text:span><text:span text:style-name="T17"> NUMI</text:span></text:p>
      <text:p text:style-name="Standard"><text:span text:style-name="T16"><text:s text:c="9"/>| </text:span><text:span text:style-name="T17">ID</text:span></text:p>
      <text:p text:style-name="P22"><text:span text:style-name="T17"><text:s text:c="8"/></text:span><text:span text:style-name="T21">|</text:span><text:span text:style-name="T17"> </text:span><text:span text:style-name="T19">MENOS</text:span><text:span text:style-name="T17"> ID</text:span></text:p>
      <text:p text:style-name="Standard"><text:span text:style-name="T18"><text:s text:c="8"/></text:span><text:span text:style-name="T22">| </text:span><text:span text:style-name="T18">ID LPARENR NUMI RPARENR</text:span></text:p>
      <text:p text:style-name="P2"><text:s text:c="8"/>| ID LPARENR ID RPARENR</text:p>
      <text:p text:style-name="Standard"><text:span text:style-name="T16"><text:s text:c="8"/></text:span></text:p>
      <text:p text:style-name="Standard"><text:span text:style-name="T16"><text:s text:c="8"/>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ís Pires</meta:initial-creator>
    <meta:editing-cycles>8</meta:editing-cycles>
    <meta:creation-date>2021-12-23T12:09:00</meta:creation-date>
    <dc:date>2022-01-15T20:47:14.595911984</dc:date>
    <meta:editing-duration>PT2H34M53S</meta:editing-duration>
    <meta:generator>LibreOffice/6.4.7.2$Linux_X86_64 LibreOffice_project/40$Build-2</meta:generator>
    <meta:document-statistic meta:table-count="0" meta:image-count="0" meta:object-count="0" meta:page-count="4" meta:paragraph-count="74" meta:word-count="320" meta:character-count="1802" meta:non-whitespace-character-count="11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